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0000005000DCCA5ACC4DC9D9D.png" manifest:media-type="image/png"/>
  <manifest:file-entry manifest:full-path="Pictures/10000201000003A8000005007A4A99F3F0CD22B7.png" manifest:media-type="image/png"/>
  <manifest:file-entry manifest:full-path="Pictures/1000020100000333000005005FCA9252C574B4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558" officeooo:paragraph-rsid="000905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2" draw:name="Image1" text:anchor-type="char" svg:width="17cm" svg:height="23.867cm" draw:z-index="0"><draw:image xlink:href="Pictures/1000020100000333000005005FCA9252C574B41E.png" xlink:type="simple" xlink:show="embed" xlink:actuate="onLoad" loext:mime-type="image/png"/></draw:frame><text:s/></text:p>
      <text:p text:style-name="P1"/>
      <text:p text:style-name="P1"><text:soft-page-break/></text:p>
      <text:p text:style-name="P1"/>
      <text:p text:style-name="P1"><draw:frame draw:style-name="fr2" draw:name="Image2" text:anchor-type="char" svg:width="17cm" svg:height="23.248cm" draw:z-index="1"><draw:image xlink:href="Pictures/10000201000003A8000005007A4A99F3F0CD22B7.png" xlink:type="simple" xlink:show="embed" xlink:actuate="onLoad" loext:mime-type="image/png"/></draw:frame><text:s/></text:p>
      <text:p text:style-name="P1"/>
      <text:p text:style-name="P1"/>
      <text:p text:style-name="P1"><text:soft-page-break/>3.</text:p>
      <text:p text:style-name="P1"><draw:frame draw:style-name="fr1" draw:name="Image3" text:anchor-type="char" svg:width="16.706cm" svg:height="23.521cm" draw:z-index="2"><draw:image xlink:href="Pictures/10000201000002D0000005000DCCA5ACC4DC9D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1:33:36.338014463</meta:creation-date>
    <dc:date>2020-09-22T11:38:56.230668090</dc:date>
    <meta:editing-duration>PT5M20S</meta:editing-duration>
    <meta:editing-cycles>1</meta:editing-cycles>
    <meta:document-statistic meta:table-count="0" meta:image-count="3" meta:object-count="0" meta:page-count="3" meta:paragraph-count="4" meta:word-count="2" meta:character-count="6" meta:non-whitespace-character-count="4"/>
    <meta:generator>LibreOffice/6.4.5.2$Linux_X86_64 LibreOffice_project/40$Build-2</meta:generator>
  </office:meta>
</office:document-meta>
</file>